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 SC Regular" svg:font-family="'Noto Sans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0.8cm" table:align="center"/>
    </style:style>
    <style:style style:name="Table1.A" style:family="table-column">
      <style:table-column-properties style:column-width="6.59cm"/>
    </style:style>
    <style:style style:name="Table1.B" style:family="table-column">
      <style:table-column-properties style:column-width="4.21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97cm" fo:border-left="0.05pt solid #000000" fo:border-right="none" fo:border-top="none" fo:border-bottom="none"/>
    </style:style>
    <style:style style:name="Table1.B8" style:family="table-cell">
      <style:table-cell-properties style:vertical-align="middle" fo:padding="0.097cm" fo:border-left="none" fo:border-right="0.05pt solid #000000" fo:border-top="none" fo:border-bottom="none"/>
    </style:style>
    <style:style style:name="P1" style:family="paragraph" style:parent-style-name="Standard">
      <style:text-properties officeooo:paragraph-rsid="0001eb1c"/>
    </style:style>
    <style:style style:name="P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10pt" fo:font-weight="bold" officeooo:rsid="00503124" officeooo:paragraph-rsid="0001eb1c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10pt" fo:font-weight="bold" officeooo:rsid="00513e4d" officeooo:paragraph-rsid="0001eb1c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top="0cm" fo:margin-bottom="0cm" style:contextual-spacing="false"/>
      <style:text-properties style:font-name="Times New Roman" fo:font-size="10pt" fo:font-style="normal" officeooo:rsid="002723c8" officeooo:paragraph-rsid="0001eb1c" style:font-size-asian="10pt" style:font-style-asian="normal" style:font-size-complex="10pt" style:font-style-complex="normal"/>
    </style:style>
    <style:style style:name="P5" style:family="paragraph" style:parent-style-name="Table_20_Contents">
      <style:paragraph-properties fo:margin-top="0cm" fo:margin-bottom="0cm" style:contextual-spacing="false"/>
      <style:text-properties style:font-name="Times New Roman" fo:font-size="10pt" officeooo:rsid="0003ee64" officeooo:paragraph-rsid="0001eb1c" style:font-size-asian="10pt" style:font-size-complex="10pt"/>
    </style:style>
    <style:style style:name="P6" style:family="paragraph" style:parent-style-name="Table_20_Contents">
      <style:paragraph-properties fo:margin-top="0.199cm" fo:margin-bottom="0cm" style:contextual-spacing="false"/>
      <style:text-properties style:font-name="Times New Roman" fo:font-size="10pt" officeooo:rsid="0003ee64" officeooo:paragraph-rsid="0001eb1c" style:font-size-asian="10pt" style:font-size-complex="10pt"/>
    </style:style>
    <style:style style:name="P7" style:family="paragraph" style:parent-style-name="Table_20_Contents">
      <style:paragraph-properties fo:margin-top="0cm" fo:margin-bottom="0cm" style:contextual-spacing="false"/>
      <style:text-properties style:font-name="Times New Roman" fo:font-size="10pt" officeooo:rsid="000ef42d" officeooo:paragraph-rsid="0001eb1c" style:font-size-asian="10pt" style:font-size-complex="10pt"/>
    </style:style>
    <style:style style:name="P8" style:family="paragraph" style:parent-style-name="Table_20_Contents">
      <style:paragraph-properties fo:margin-top="0.199cm" fo:margin-bottom="0cm" style:contextual-spacing="false"/>
      <style:text-properties style:font-name="Times New Roman" fo:font-size="10pt" officeooo:rsid="00503124" officeooo:paragraph-rsid="0001eb1c" style:font-size-asian="10pt" style:font-size-complex="10pt"/>
    </style:style>
    <style:style style:name="P9" style:family="paragraph" style:parent-style-name="Table_20_Contents">
      <style:paragraph-properties fo:margin-top="0cm" fo:margin-bottom="0cm" style:contextual-spacing="false"/>
      <style:text-properties style:font-name="Times New Roman" fo:font-size="10pt" officeooo:rsid="001020d6" officeooo:paragraph-rsid="0001eb1c" style:font-size-asian="10pt" style:font-size-complex="10pt"/>
    </style:style>
    <style:style style:name="P10" style:family="paragraph" style:parent-style-name="Table_20_Contents">
      <style:paragraph-properties fo:margin-top="0.199cm" fo:margin-bottom="0cm" style:contextual-spacing="false"/>
      <style:text-properties style:font-name="Times New Roman" fo:font-size="10pt" officeooo:rsid="0053eef1" officeooo:paragraph-rsid="0001eb1c" style:font-size-asian="10pt" style:font-size-complex="10pt"/>
    </style:style>
    <style:style style:name="P11" style:family="paragraph" style:parent-style-name="Table_20_Contents">
      <style:paragraph-properties fo:margin-top="0.199cm" fo:margin-bottom="0cm" style:contextual-spacing="false"/>
      <style:text-properties style:font-name="Times New Roman" fo:font-size="10pt" officeooo:rsid="0003857d" officeooo:paragraph-rsid="0001eb1c" style:font-size-asian="10pt" style:font-size-complex="10pt"/>
    </style:style>
    <style:style style:name="P12" style:family="paragraph" style:parent-style-name="Table_20_Contents">
      <style:paragraph-properties fo:margin-top="0cm" fo:margin-bottom="0cm" style:contextual-spacing="false"/>
      <style:text-properties style:font-name="Times New Roman" fo:font-size="12pt" fo:font-weight="bold" officeooo:rsid="00503124" officeooo:paragraph-rsid="0001eb1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top="0cm" fo:margin-bottom="0cm" style:contextual-spacing="false"/>
      <style:text-properties style:font-name="Times New Roman" fo:font-size="12pt" fo:font-style="italic" officeooo:rsid="00454097" officeooo:paragraph-rsid="0001eb1c" style:font-size-asian="12pt" style:font-style-asian="italic" style:font-size-complex="12pt" style:font-style-complex="italic"/>
    </style:style>
    <style:style style:name="P14" style:family="paragraph">
      <style:paragraph-properties fo:text-align="center" style:writing-mode="lr-tb"/>
      <style:text-properties fo:color="#999999" loext:opacity="100%"/>
    </style:style>
    <style:style style:name="P15" style:family="paragraph">
      <loext:graphic-properties draw:fill="none" draw:fill-color="#b2b2b2"/>
      <style:paragraph-properties fo:text-align="center" style:writing-mode="lr-tb"/>
      <style:text-properties fo:color="#999999" loext:opacity="100%"/>
    </style:style>
    <style:style style:name="P16" style:family="paragraph">
      <style:paragraph-properties fo:text-align="center" style:writing-mode="lr-tb"/>
      <style:text-properties fo:color="#999999" loext:opacity="100%" fo:font-size="12pt"/>
    </style:style>
    <style:style style:name="P17" style:family="paragraph">
      <loext:graphic-properties draw:fill="none" draw:fill-color="#b2b2b2"/>
      <style:paragraph-properties fo:text-align="center" style:writing-mode="lr-tb"/>
      <style:text-properties fo:color="#999999" loext:opacity="100%" fo:font-size="12pt"/>
    </style:style>
    <style:style style:name="P18" style:family="paragraph">
      <loext:graphic-properties draw:fill-color="#808080"/>
      <style:paragraph-properties fo:text-align="center"/>
    </style:style>
    <style:style style:name="T1" style:family="text">
      <style:text-properties officeooo:rsid="0053eef1"/>
    </style:style>
    <style:style style:name="T2" style:family="text">
      <style:text-properties officeooo:rsid="00503124"/>
    </style:style>
    <style:style style:name="T3" style:family="text">
      <style:text-properties fo:font-style="normal" officeooo:rsid="0053eef1" style:font-style-asian="normal" style:font-style-complex="normal"/>
    </style:style>
    <style:style style:name="T4" style:family="text">
      <style:text-properties officeooo:rsid="000ef42d"/>
    </style:style>
    <style:style style:name="T5" style:family="text">
      <style:text-properties officeooo:rsid="0041e36b"/>
    </style:style>
    <style:style style:name="T6" style:family="text">
      <style:text-properties officeooo:rsid="0003ee64"/>
    </style:style>
    <style:style style:name="T7" style:family="text">
      <style:text-properties fo:color="#999999" loext:opacity="100%"/>
    </style:style>
    <style:style style:name="T8" style:family="text">
      <style:text-properties fo:color="#999999" loext:opacity="100%" fo:font-size="12pt"/>
    </style:style>
    <style:style style:name="gr1" style:family="graphic">
      <style:graphic-properties draw:stroke="solid" draw:stroke-dash="Long_20_Dash" svg:stroke-color="#666666" draw:marker-start="" svg:stroke-linecap="butt" draw:fill="none" draw:fill-color="#b2b2b2" draw:textarea-horizontal-align="justify" draw:textarea-vertical-align="middle" draw:auto-grow-height="false" fo:min-height="0.624cm" fo:min-width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draw:stroke-dash="Long_20_Dash" svg:stroke-color="#666666" draw:marker-start="" svg:stroke-linecap="butt" draw:fill="none" draw:fill-color="#b2b2b2" draw:textarea-horizontal-align="justify" draw:textarea-vertical-align="middle" draw:auto-grow-height="false" fo:min-height="0.628cm" fo:min-width="0.62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stroke-dash="Long_20_Dash" svg:stroke-color="#666666" draw:marker-start="" svg:stroke-linecap="butt" draw:fill="none" draw:fill-color="#b2b2b2" draw:textarea-horizontal-align="justify" draw:textarea-vertical-align="middle" draw:auto-grow-height="false" fo:min-height="0.624cm" fo:min-width="0.62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dash" draw:stroke-dash="Long_20_Dash" svg:stroke-color="#808080" draw:marker-start="" svg:stroke-linecap="butt" draw:fill-color="#808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6" draw:name="Shape 3" draw:style-name="gr2" draw:text-style-name="P17" svg:width="0.886cm" svg:height="0.886cm" svg:x="18.041cm" svg:y="14.6cm">
        <text:p text:style-name="P16"><text:span text:style-name="T8">3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1" draw:z-index="5" draw:name="Shape 2" draw:style-name="gr3" draw:text-style-name="P15" svg:width="0.883cm" svg:height="0.883cm" svg:x="2.071cm" svg:y="14.6cm">
        <text:p text:style-name="P14"><text:span text:style-name="T7">2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line text:anchor-type="page" text:anchor-page-number="1" draw:z-index="3" draw:name="Vertical line 3" draw:style-name="gr4" draw:text-style-name="P18" svg:x1="18.5cm" svg:y1="0cm" svg:x2="18.5cm" svg:y2="29.348cm">
        <text:p/>
      </draw:line>
      <draw:line text:anchor-type="page" text:anchor-page-number="1" draw:z-index="2" draw:name="Vertical line 1" draw:style-name="gr4" draw:text-style-name="P18" svg:x1="2.499cm" svg:y1="0cm" svg:x2="2.499cm" svg:y2="29.348cm">
        <text:p/>
      </draw:line>
      <draw:line text:anchor-type="page" text:anchor-page-number="1" draw:z-index="1" draw:name="Horizontal line 2" draw:style-name="gr4" draw:text-style-name="P18" svg:x1="20.955cm" svg:y1="19.701cm" svg:x2="0cm" svg:y2="19.701cm">
        <text:p/>
      </draw:line>
      <draw:line text:anchor-type="page" text:anchor-page-number="1" draw:z-index="0" draw:name="Horizontal line 1" draw:style-name="gr4" draw:text-style-name="P18" svg:x1="20.955cm" svg:y1="9.7cm" svg:x2="0cm" svg:y2="9.7cm">
        <text:p/>
      </draw:lin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4" draw:name="Shape 1" draw:style-name="gr1" draw:text-style-name="P15" svg:width="0.883cm" svg:height="0.883cm" svg:x="17.364cm" svg:y="0.026cm"><text:p text:style-name="P14"><text:span text:style-name="T7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7" draw:name="Shape 4" draw:style-name="gr1" draw:text-style-name="P15" svg:width="0.883cm" svg:height="0.883cm" svg:x="17.096cm" svg:y="0.3cm"><text:p text:style-name="P14"><text:span text:style-name="T7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604728543872">
          <table:table-cell table:style-name="Table1.A1" table:number-columns-spanned="2" office:value-type="string">
            <text:p text:style-name="P2">TCD BioCon MSc 2019-2020</text:p>
            <text:p text:style-name="P3">Research Project: <text:span text:style-name="T1">Bryophytes in Carran Turlough</text:span></text:p>
          </table:table-cell>
          <table:covered-table-cell/>
        </table:table-row>
        <table:table-row table:style-name="TableLine94604532540928">
          <table:table-cell table:style-name="Table1.A2" table:number-columns-spanned="2" office:value-type="string">
            <text:p text:style-name="P12">FAMILY</text:p>
          </table:table-cell>
          <table:covered-table-cell/>
        </table:table-row>
        <table:table-row table:style-name="TableLine94604728928432">
          <table:table-cell table:style-name="Table1.A2" table:number-columns-spanned="2" office:value-type="string">
            <text:p text:style-name="P13"><text:span text:style-name="T2">Species </text:span><text:span text:style-name="T3">and authority</text:span></text:p>
          </table:table-cell>
          <table:covered-table-cell/>
        </table:table-row>
        <table:table-row table:style-name="TableLine94604728928752">
          <table:table-cell table:style-name="Table1.A2" table:number-columns-spanned="2" office:value-type="string">
            <text:p text:style-name="P4"/>
          </table:table-cell>
          <table:covered-table-cell/>
        </table:table-row>
        <table:table-row table:style-name="TableLine94604728929392">
          <table:table-cell table:style-name="Table1.A2" table:number-columns-spanned="2" office:value-type="string">
            <text:p text:style-name="P5">20<text:span text:style-name="T1">20</text:span>-0<text:span text:style-name="T1">8</text:span><text:span text:style-name="T4">-</text:span></text:p>
            <text:p text:style-name="P7">N<text:span text:style-name="T5">53.29083 W006.29376 <text:s text:c="32"/></text:span><text:span text:style-name="T2">Carran Turlough, Co. Clare</text:span></text:p>
          </table:table-cell>
          <table:covered-table-cell/>
        </table:table-row>
        <table:table-row table:style-name="TableLine94604729354848">
          <table:table-cell table:style-name="Table1.A6" table:number-columns-spanned="2" office:value-type="string">
            <text:p text:style-name="P8">Location description <text:span text:style-name="T1">and habitat</text:span></text:p>
            <text:p text:style-name="P4"/>
            <text:p text:style-name="P9"/>
          </table:table-cell>
          <table:covered-table-cell/>
        </table:table-row>
        <table:table-row table:style-name="TableLine94604729357056">
          <table:table-cell table:style-name="Table1.A6" table:number-columns-spanned="2" office:value-type="string">
            <text:p text:style-name="P10">Abundance</text:p>
          </table:table-cell>
          <table:covered-table-cell/>
        </table:table-row>
        <table:table-row table:style-name="TableLine94604729358688">
          <table:table-cell table:style-name="Table1.A8" office:value-type="string">
            <text:p text:style-name="P6"><text:span text:style-name="T1">Collector: </text:span>Séamus Ó Ciardhuáin</text:p>
          </table:table-cell>
          <table:table-cell table:style-name="Table1.B8" office:value-type="string">
            <text:p text:style-name="P11">Ref. </text:p>
          </table:table-cell>
        </table:table-row>
        <table:table-row table:style-name="TableLine94604728870432">
          <table:table-cell table:style-name="Table1.A2" table:number-columns-spanned="2" office:value-type="string">
            <text:p text:style-name="P10">Determined by: <text:span text:style-name="T6">Séamus Ó Ciardhuáin</text:span></text:p>
          </table:table-cell>
          <table:covered-table-cell/>
        </table:table-row>
        <table:table-row table:style-name="TableLine94604728871952">
          <table:table-cell table:style-name="Table1.A6" table:number-columns-spanned="2" office:value-type="string">
            <text:p text:style-name="P4">Keys: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 SC Regular" svg:font-family="'Noto Sans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draw:stroke-dash draw:name="Long_20_Dash" draw:display-name="Long Dash" draw:style="rect" draw:dots1="1" draw:dots1-length="22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ans SC Regular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ans SC Regular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17:10:29.837001265</meta:creation-date>
    <dc:date>2022-07-08T17:34:44.668992805</dc:date>
    <meta:editing-duration>PT24M14S</meta:editing-duration>
    <meta:editing-cycles>5</meta:editing-cycles>
    <meta:generator>LibreOffice/7.2.5.1$Linux_X86_64 LibreOffice_project/20$Build-1</meta:generator>
    <meta:print-date>2022-07-08T17:31:07.153963477</meta:print-date>
    <dc:description>Séamus Ó Ciardhuáin, 2020/2021/2022</dc:description>
    <dc:subject>Template for bryophyte specimen envelope, A4 paper</dc:subject>
    <dc:title>Template for bryophyte specimen envelope, A4 paper</dc:title>
    <meta:document-statistic meta:table-count="1" meta:image-count="0" meta:object-count="0" meta:page-count="1" meta:paragraph-count="12" meta:word-count="37" meta:character-count="301" meta:non-whitespace-character-count="242"/>
  </office:meta>
</office:document-meta>
</file>